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enlo" svg:font-family="Menlo, Monaco, 'Courier New', monospace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variant="normal" fo:text-transform="none" fo:color="#000000" style:text-line-through-style="none" fo:letter-spacing="normal" fo:language="uk" fo:country="UA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variant="normal" fo:text-transform="none" fo:color="#000000" style:text-line-through-style="none" fo:letter-spacing="normal" fo:language="uk" fo:country="UA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variant="normal" fo:text-transform="none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4" style:family="text">
      <style:text-properties fo:font-variant="normal" fo:text-transform="none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fo:font-variant="normal" fo:text-transform="none" style:text-line-through-style="none" fo:letter-spacing="normal" fo:language="uk" fo:country="UA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variant="normal" fo:text-transform="none" style:text-line-through-style="none" fo:letter-spacing="normal" fo:language="uk" fo:country="UA" fo:font-style="normal" style:text-underline-style="none" fo:font-weight="normal" style:text-blinking="false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variant="normal" fo:text-transform="none" style:text-line-through-style="none" fo:letter-spacing="normal" fo:language="uk" fo:country="UA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6.4 </text:span><text:span text:style-name="T4">Поліморфізм в С++ досягається за допомогою абстрактних класів. Вони слугують класом-шаблоном для усіх нащадків.</text:span></text:p>
      <text:p text:style-name="P5"><text:span text:style-name="T5">abstract class </text:span><text:span text:style-name="T5">Publication<text:line-break/></text:span><text:span text:style-name="T5">{</text:span><text:span text:style-name="T7"> //</text:span><text:span text:style-name="T6">body</text:span><text:span text:style-name="T7"> }</text:span></text:p>
      <text:p text:style-name="P3"><text:span text:style-name="T2">В </text:span><text:span text:style-name="T2">об'єктно-орієнтованому програмуванні</text:span><text:span text:style-name="T1"> абстрактний клас – </text:span><text:span text:style-name="T2">це базовий клас, від якого не можна створити екземпляру. На практиці абстрактні класи реалізують один з принципів ООП – поліморфізм. В абстрактному класі можна описати (або не визначити) абстрактні методи</text:span><text:span text:style-name="T1"> </text:span><text:span text:style-name="T2">та властивості. Абстрактний метод не реалізовується в класі в якому описується, але має бути реалізований в неабстрактному нащадку. Абстрактні класи вважаються найбільшими узагальненими абстракціями, тобто відношення об'єму описів до об'єму реалізації найбільше. </text:span></text:p>
      <text:p text:style-name="P6"/>
      <text:p text:style-name="P1"><text:span text:style-name="T1">Віртуальний метод</text:span><text:span text:style-name="T2"> або </text:span><text:span text:style-name="T1">віртуальна функція</text:span><text:span text:style-name="T2"> — метод об'єкта в об'єктно-орієнтованому програмуванні, різний для базового класу і класу нащадка.</text:span></text:p>
      <text:p text:style-name="P2">Концепція віртуальної функції вирішує наступну проблему:</text:p>
      <text:p text:style-name="P2">У ООП, якщо клас-нащадок наслідується від базового класу, об'єкт екземпляр класу-нащадку може використовуватись або як екземпляр батьківського класу (бути приведеним до батьківського класу), або як екземпляр класу-нащадка. Якщо у класі-нащадку є функції, що перекривають (мають таку ж сигнатуру) функції із батьківського класу, то поведінка при виклику таких методів (при використанні даного об'єкта як екземпляра батьківського класу) є невизначеною.</text:p>
      <text:p text:style-name="P2">Відмінність між віртуальністю і невіртуальністю функцій вирішує цю невизначеність. Якщо функція описана як віртуальна у базовому класі, тоді буде викликана функція із класу нащадка (якщо така існує). Якщо вона не віртуальна, тоді — із батьківського класу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enlo" svg:font-family="Menlo, Monaco, 'Courier New', monospace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54:28</dc:date>
    <dc:creator>mark </dc:creator>
    <meta:editing-duration>PT2M29S</meta:editing-duration>
    <meta:editing-cycles>35</meta:editing-cycles>
    <meta:document-statistic meta:table-count="0" meta:image-count="0" meta:object-count="0" meta:page-count="1" meta:paragraph-count="7" meta:word-count="207" meta:character-count="1577" meta:non-whitespace-character-count="1376"/>
  </office:meta>
</office:document-meta>
</file>